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officeooo:rsid="02eba316" style:font-style-asian="normal" style:font-style-complex="normal"/>
    </style:style>
    <style:style style:name="T31" style:family="text">
      <style:text-properties fo:font-style="normal" style:text-underline-style="none" officeooo:rsid="02e2cd15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0836784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23d18e5"/>
    </style:style>
    <style:style style:name="T41" style:family="text">
      <style:text-properties officeooo:rsid="024f9d17"/>
    </style:style>
    <style:style style:name="T42" style:family="text">
      <style:text-properties officeooo:rsid="02867bcd"/>
    </style:style>
    <style:style style:name="T43" style:family="text">
      <style:text-properties officeooo:rsid="028c3f47"/>
    </style:style>
    <style:style style:name="T44" style:family="text">
      <style:text-properties officeooo:rsid="0063a409"/>
    </style:style>
    <style:style style:name="T45" style:family="text">
      <style:text-properties officeooo:rsid="02a492ce"/>
    </style:style>
    <style:style style:name="T46" style:family="text">
      <style:text-properties officeooo:rsid="02320032"/>
    </style:style>
    <style:style style:name="T47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42">8</text:span></text:p>
      <text:p text:style-name="P18"/>
      <text:p text:style-name="P18"/>
      <text:p text:style-name="P14">© 201<text:span text:style-name="T42">8</text:span> by Wolfgang 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13"/>
      <text:p text:style-name="P15">Music engraving by LilyPond 2.18.0 (http://www.lilypond.org).<text:span text:style-name="T33"><text:line-break/>Front matter</text:span> typeset with EB Garamond (http://www.georgduffner.at/ebgaramond).</text:p>
      <text:p text:style-name="P18"/>
      <text:p text:style-name="P12">First <text:span text:style-name="T37">version</text:span>, <text:span text:style-name="T45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47">9</text:span>).</text:p>
      <text:p text:style-name="P5"/>
      <text:p text:style-name="P7">In general, this edition closely follows the autograph. Any changes <text:span text:style-name="T3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40"> cor, corno; Ms, manuscript; o</text:span>rg, basses and organ; <text:span text:style-name="T40">r, rest;</text:span> S, soprano; T<text:span text:style-name="T36">, </text:span>tenor; <text:span text:style-name="T43">vl</text:span>, violin; <text:span text:style-name="T40">vla</text:span>, viola<text:span text:style-name="T41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31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30"><text:line-break/>190<text:tab/>vla<text:tab/>1st quarter in Ms: cis″4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46">1<text:tab/>Magnificat<text:tab/>1</text:span><text:line-break/><text:span text:style-name="T46">2<text:tab/>Esurientes<text:tab/>16</text:span><text:span text:style-name="T7"><text:line-break/></text:span><text:span text:style-name="T46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19:16:04.793615704</dc:date>
    <dc:creator>Wolfgang Skala</dc:creator>
    <meta:editing-duration>P8DT3H11M14S</meta:editing-duration>
    <meta:editing-cycles>668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19" meta:character-count="2468" meta:non-whitespace-character-count="2058"/>
  </office:meta>
</office:document-meta>
</file>